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79ACCFC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48cm, 2.573cm, 10.256cm, 3.36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08cm" svg:height="22.5cm" svg:x="0.991cm" svg:y="1.991cm">
          <draw:image xlink:href="Pictures/10000000000005E8000007E079ACCFC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51:52.090607841</dc:date>
    <meta:editing-duration>PT3M4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